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994" officeooo:paragraph-rsid="001b8994"/>
    </style:style>
    <style:style style:name="P2" style:family="paragraph" style:parent-style-name="Standard">
      <style:text-properties officeooo:rsid="001b8994" officeooo:paragraph-rsid="001d807d"/>
    </style:style>
    <style:style style:name="P3" style:family="paragraph" style:parent-style-name="Standard">
      <style:text-properties officeooo:rsid="001b8994" officeooo:paragraph-rsid="001e06d2"/>
    </style:style>
    <style:style style:name="P4" style:family="paragraph" style:parent-style-name="Standard">
      <style:text-properties fo:font-weight="bold" officeooo:rsid="001b8994" officeooo:paragraph-rsid="001b8994" style:font-weight-asian="bold" style:font-weight-complex="bold"/>
    </style:style>
    <style:style style:name="P5" style:family="paragraph" style:parent-style-name="Standard">
      <style:text-properties fo:font-weight="bold" officeooo:rsid="001e4b63" officeooo:paragraph-rsid="001e4b63" style:font-weight-asian="bold" style:font-weight-complex="bold"/>
    </style:style>
    <style:style style:name="P6" style:family="paragraph" style:parent-style-name="Standard">
      <style:text-properties officeooo:rsid="001e4b63" officeooo:paragraph-rsid="001e4b63"/>
    </style:style>
    <style:style style:name="P7" style:family="paragraph" style:parent-style-name="Standard">
      <style:text-properties officeooo:paragraph-rsid="001e4b63"/>
    </style:style>
    <style:style style:name="P8" style:family="paragraph" style:parent-style-name="Standard">
      <style:paragraph-properties fo:margin-left="0.4925in" fo:margin-right="0in" fo:text-indent="0in" style:auto-text-indent="false"/>
      <style:text-properties officeooo:rsid="001b8994" officeooo:paragraph-rsid="001b8994"/>
    </style:style>
    <style:style style:name="P9" style:family="paragraph" style:parent-style-name="Standard">
      <style:paragraph-properties fo:margin-left="0.4925in" fo:margin-right="0in" fo:text-indent="0in" style:auto-text-indent="false"/>
      <style:text-properties officeooo:rsid="001b8994" officeooo:paragraph-rsid="001b8994"/>
    </style:style>
    <style:style style:name="P10" style:family="paragraph" style:parent-style-name="Standard">
      <style:paragraph-properties fo:margin-left="0.4925in" fo:margin-right="0in" fo:text-indent="0in" style:auto-text-indent="false"/>
      <style:text-properties officeooo:rsid="001b8994" officeooo:paragraph-rsid="001e4b63"/>
    </style:style>
    <style:style style:name="P11" style:family="paragraph" style:parent-style-name="Standard">
      <style:paragraph-properties fo:margin-left="0.4925in" fo:margin-right="0in" fo:text-indent="0in" style:auto-text-indent="false"/>
      <style:text-properties officeooo:rsid="001d807d" officeooo:paragraph-rsid="001d807d"/>
    </style:style>
    <style:style style:name="P12" style:family="paragraph" style:parent-style-name="Standard">
      <style:paragraph-properties fo:margin-left="0.4925in" fo:margin-right="0in" fo:text-indent="0in" style:auto-text-indent="false" fo:break-before="page"/>
      <style:text-properties officeooo:rsid="001b8994" officeooo:paragraph-rsid="001e4b63"/>
    </style:style>
    <style:style style:name="P13" style:family="paragraph" style:parent-style-name="Footer">
      <style:text-properties officeooo:rsid="001f9007" officeooo:paragraph-rsid="001f9007"/>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6953in" style:type="right" style:leader-style="dotted" style:leader-text="."/>
        </style:tab-stops>
      </style:paragraph-properties>
    </style:style>
    <style:style style:name="P16"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d807d"/>
    </style:style>
    <style:style style:name="T3" style:family="text">
      <style:text-properties officeooo:rsid="001e06d2"/>
    </style:style>
    <style:style style:name="T4" style:family="text">
      <style:text-properties officeooo:rsid="001e4b63"/>
    </style:style>
    <style:style style:name="T5" style:family="text">
      <style:text-properties officeooo:rsid="001f900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text:span text:style-name="T5">AD57xx Library overview</text:span></text:p>
      <text:p text:style-name="P7"/>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16_513083507" text:style-name="Index_20_Link" text:visited-style-name="Index_20_Link">Overview AD57 library calls.<text:tab/>2</text:a></text:p>
          <text:p text:style-name="P16"><text:a xlink:type="simple" xlink:href="#__RefHeading___Toc118_513083507" text:style-name="Index_20_Link" text:visited-style-name="Index_20_Link">void debug(bool act)<text:tab/>2</text:a></text:p>
          <text:p text:style-name="P16"><text:a xlink:type="simple" xlink:href="#__RefHeading___Toc120_513083507" text:style-name="Index_20_Link" text:visited-style-name="Index_20_Link">void reset()<text:tab/>2</text:a></text:p>
          <text:p text:style-name="P16"><text:a xlink:type="simple" xlink:href="#__RefHeading___Toc122_513083507" text:style-name="Index_20_Link" text:visited-style-name="Index_20_Link">bool begin(uint8_t dac, uint8_t range, bool comp2 = BINARY)<text:tab/>2</text:a></text:p>
          <text:p text:style-name="P16"><text:a xlink:type="simple" xlink:href="#__RefHeading___Toc124_513083507" text:style-name="Index_20_Link" text:visited-style-name="Index_20_Link">uint8_t getControl()<text:tab/>2</text:a></text:p>
          <text:p text:style-name="P16"><text:a xlink:type="simple" xlink:href="#__RefHeading___Toc126_513083507" text:style-name="Index_20_Link" text:visited-style-name="Index_20_Link">uint16_t getDac(uint8_t dac)<text:tab/>2</text:a></text:p>
          <text:p text:style-name="P16"><text:a xlink:type="simple" xlink:href="#__RefHeading___Toc128_513083507" text:style-name="Index_20_Link" text:visited-style-name="Index_20_Link">uint8_t getPower()<text:tab/>2</text:a></text:p>
          <text:p text:style-name="P16"><text:a xlink:type="simple" xlink:href="#__RefHeading___Toc130_513083507" text:style-name="Index_20_Link" text:visited-style-name="Index_20_Link">uint8_t getRange(uint8_t dac)<text:tab/>2</text:a></text:p>
          <text:p text:style-name="P16"><text:a xlink:type="simple" xlink:href="#__RefHeading___Toc132_513083507" text:style-name="Index_20_Link" text:visited-style-name="Index_20_Link">uint16_t getStatus()<text:tab/>3</text:a></text:p>
          <text:p text:style-name="P16"><text:a xlink:type="simple" xlink:href="#__RefHeading___Toc134_513083507" text:style-name="Index_20_Link" text:visited-style-name="Index_20_Link">uint16_t getError()<text:tab/>3</text:a></text:p>
          <text:p text:style-name="P16"><text:a xlink:type="simple" xlink:href="#__RefHeading___Toc136_513083507" text:style-name="Index_20_Link" text:visited-style-name="Index_20_Link">void setControl(char opcode, uint16_t instruct = 0x0)<text:tab/>3</text:a></text:p>
          <text:p text:style-name="P16"><text:a xlink:type="simple" xlink:href="#__RefHeading___Toc138_513083507" text:style-name="Index_20_Link" text:visited-style-name="Index_20_Link">void setDac(uint8_t dac, uint16_t value, bool load = 1)<text:tab/>3</text:a></text:p>
          <text:p text:style-name="P16"><text:a xlink:type="simple" xlink:href="#__RefHeading___Toc140_513083507" text:style-name="Index_20_Link" text:visited-style-name="Index_20_Link">void loadDac()<text:tab/>3</text:a></text:p>
          <text:p text:style-name="P16"><text:a xlink:type="simple" xlink:href="#__RefHeading___Toc142_513083507" text:style-name="Index_20_Link" text:visited-style-name="Index_20_Link">void setPower(uint8_t setting)<text:tab/>3</text:a></text:p>
          <text:p text:style-name="P16"><text:a xlink:type="simple" xlink:href="#__RefHeading___Toc144_513083507" text:style-name="Index_20_Link" text:visited-style-name="Index_20_Link">void setRange(uint8_t dac, uint8_t value)<text:tab/>3</text:a></text:p>
          <text:p text:style-name="P16"><text:a xlink:type="simple" xlink:href="#__RefHeading___Toc146_513083507" text:style-name="Index_20_Link" text:visited-style-name="Index_20_Link">void setOutput(uint8_t act)<text:tab/>3</text:a></text:p>
          <text:p text:style-name="P15"><text:a xlink:type="simple" xlink:href="#__RefHeading___Toc148_513083507" text:style-name="Index_20_Link" text:visited-style-name="Index_20_Link">Appendix A. Constants to use<text:tab/>4</text:a></text:p>
          <text:p text:style-name="P15"><text:a xlink:type="simple" xlink:href="#__RefHeading___Toc150_513083507" text:style-name="Index_20_Link" text:visited-style-name="Index_20_Link">Appendix B. Remarks<text:tab/>5</text:a></text:p>
        </text:index-body>
      </text:table-of-content>
      <text:p text:style-name="P7"/>
      <text:h text:style-name="P14" text:outline-level="1"><text:bookmark-start text:name="__RefHeading___Toc116_513083507"/>Overview <text:s/>AD57 library calls.<text:bookmark-end text:name="__RefHeading___Toc116_513083507"/></text:h>
      <text:p text:style-name="P4"/>
      <text:h text:style-name="Heading_20_2" text:outline-level="2"><text:bookmark-start text:name="__RefHeading___Toc118_513083507"/>void debug(bool act)<text:bookmark-end text:name="__RefHeading___Toc118_513083507"/></text:h>
      <text:p text:style-name="P1"><text:tab/>enable / disable debug information and display library version.</text:p>
      <text:h text:style-name="Heading_20_2" text:outline-level="2"><text:bookmark-start text:name="__RefHeading___Toc120_513083507"/>void reset()<text:bookmark-end text:name="__RefHeading___Toc120_513083507"/></text:h>
      <text:p text:style-name="P8">Normally after applying power the DAC will perform a power-up reset setting all values to zero. Reset will perform a soft reset by setting all to zero as well.</text:p>
      <text:h text:style-name="Heading_20_2" text:outline-level="2"><text:bookmark-start text:name="__RefHeading___Toc122_513083507"/>bool begin(uint8_t dac, uint8_t range, bool comp2 = BINARY)<text:bookmark-end text:name="__RefHeading___Toc122_513083507"/></text:h>
      <text:p text:style-name="P8">MUST BE CALLED at begining. To initialize the SPI interface.</text:p>
      <text:p text:style-name="P8">For simplicity it sets range for the first DAC, which can be added / changed with setRange()</text:p>
      <text:p text:style-name="P1"/>
      <text:p text:style-name="P8">The optional comp2 allows to 2scomp setting when using bipolar output mode (see remark 1 in the appendix B and sketch.<text:span text:style-name="T4">)</text:span></text:p>
      <text:p text:style-name="P8"/>
      <text:p text:style-name="P8">Will return true if all was set OK, else false.</text:p>
      <text:h text:style-name="Heading_20_2" text:outline-level="2"><text:bookmark-start text:name="__RefHeading___Toc124_513083507"/>uint8_t <text:s/>getControl()<text:bookmark-end text:name="__RefHeading___Toc124_513083507"/></text:h>
      <text:p text:style-name="P1"><text:tab/>read control register value for instructions</text:p>
      <text:h text:style-name="Heading_20_2" text:outline-level="2"><text:bookmark-start text:name="__RefHeading___Toc126_513083507"/>uint16_t getDac(uint8_t dac) <text:s/><text:bookmark-end text:name="__RefHeading___Toc126_513083507"/></text:h>
      <text:p text:style-name="P8">Reads dac channel register value. If dac is DAC_AB, we can not obtain both DAC-A and DAC-B at the same time. It will obtain DAC_A only in that case.</text:p>
      <text:h text:style-name="Heading_20_2" text:outline-level="2"><text:bookmark-start text:name="__RefHeading___Toc128_513083507"/>uint8_t getPower()<text:bookmark-end text:name="__RefHeading___Toc128_513083507"/></text:h>
      <text:p text:style-name="P8">get channel power status, <text:s/>return</text:p>
      <text:p text:style-name="P1"><text:tab/>0 = DAC channel A and channel B are powered down</text:p>
      <text:p text:style-name="P1"><text:tab/>1 = DAC channel A powered-up</text:p>
      <text:p text:style-name="P1"><text:tab/>2 = DAC channel B powered-up</text:p>
      <text:p text:style-name="P1"><text:tab/>3 = DAC channel A and B are both powered-up */</text:p>
      <text:h text:style-name="Heading_20_2" text:outline-level="2"><text:bookmark-start text:name="__RefHeading___Toc130_513083507"/>uint8_t getRange(uint8_t dac)<text:bookmark-end text:name="__RefHeading___Toc130_513083507"/></text:h>
      <text:p text:style-name="P1"><text:tab/>read output range value for dac channel. </text:p>
      <text:p text:style-name="P1"/>
      <text:p text:style-name="P1"><text:tab/>Will return p5V, p10V, P108V, pn5V, pn10V or pn108v (see appendix A.)</text:p>
      <text:p text:style-name="P10"/>
      <text:p text:style-name="P10">If dac is DAC_AB, we can not obtain both DAC-A and DAC-B at the same time. It will obtain DAC_A only in that case.</text:p>
      <text:p text:style-name="P12"/>
      <text:h text:style-name="Heading_20_2" text:outline-level="2"><text:bookmark-start text:name="__RefHeading___Toc132_513083507"/>uint16_t <text:s/>getStatus()<text:bookmark-end text:name="__RefHeading___Toc132_513083507"/></text:h>
      <text:p text:style-name="P1"><text:tab/>get status information</text:p>
      <text:p text:style-name="P1"><text:tab/>Return :</text:p>
      <text:p text:style-name="P1"><text:tab/> 0<text:tab/><text:tab/>// no error / nothing set</text:p>
      <text:p text:style-name="P1"><text:tab/>stat_err_TO<text:tab/>// ERROR Therminal overheat shutdown</text:p>
      <text:p text:style-name="P1"><text:tab/>stat_err_CA<text:tab/>// ERROR Overcurrent DAC-A</text:p>
      <text:p text:style-name="P1"><text:tab/>stat_err_CB<text:tab/>// ERROR Overcurrent DAC-B</text:p>
      <text:p text:style-name="P1"><text:tab/>stat_TS<text:tab/>// Therminal shutdown is enabled in control</text:p>
      <text:p text:style-name="P1"><text:tab/>stat_CLR<text:tab/>// Clr is set in control register in control</text:p>
      <text:p text:style-name="P1"><text:tab/>stat_CLAMP<text:tab/>// clamp / Overcurrent protection is enabled in control</text:p>
      <text:p text:style-name="P1"><text:tab/>stat_SDO<text:tab/>// Serial data out is disabled <text:s/>(how did you get the output ??)</text:p>
      <text:h text:style-name="Heading_20_2" text:outline-level="2"><text:bookmark-start text:name="__RefHeading___Toc134_513083507"/>uint16_t getError()<text:bookmark-end text:name="__RefHeading___Toc134_513083507"/></text:h>
      <text:p text:style-name="P2"><text:tab/>get <text:span text:style-name="T2">error </text:span>information <text:span text:style-name="T2">only</text:span></text:p>
      <text:p text:style-name="P2"><text:tab/>Return :</text:p>
      <text:p text:style-name="P2"><text:tab/> 0<text:tab/><text:tab/>// no error / nothing set</text:p>
      <text:p text:style-name="P2"><text:tab/>stat_err_TO<text:tab/>// ERROR Therminal overheat shutdown</text:p>
      <text:p text:style-name="P2"><text:tab/>stat_err_CA<text:tab/>// ERROR Overcurrent DAC-A</text:p>
      <text:p text:style-name="P2"><text:tab/>stat_err_CB<text:tab/>// ERROR Overcurrent DAC-B</text:p>
      <text:h text:style-name="Heading_20_2" text:outline-level="2"><text:bookmark-start text:name="__RefHeading___Toc136_513083507"/>void setControl(char opcode, uint16_t instruct = 0x0)<text:bookmark-end text:name="__RefHeading___Toc136_513083507"/></text:h>
      <text:p text:style-name="P2"><text:tab/>set<text:span text:style-name="T2">s</text:span>Control register</text:p>
      <text:p text:style-name="P2"><text:tab/>Opcode : OP_NOP, OP_INSTR, OP_CLR, OP_LOAD</text:p>
      <text:p text:style-name="P2"><text:tab/>only when the opcode is OP_INSTR, an instruct-value is needed, <text:span text:style-name="T2">see Appendix A</text:span></text:p>
      <text:h text:style-name="Heading_20_2" text:outline-level="2"><text:bookmark-start text:name="__RefHeading___Toc138_513083507"/>void setDac(uint8_t dac, uint16_t value, bool load = 1)<text:bookmark-end text:name="__RefHeading___Toc138_513083507"/></text:h>
      <text:p text:style-name="P1"><text:tab/>set DAC channel value. <text:span text:style-name="T2">Dac is either DAC_A, DAC_B or DAC_AB</text:span></text:p>
      <text:p text:style-name="P11">The optional load argument ‘<text:span text:style-name="T3">load’</text:span>, if set to 0 will NOT load the value to the register, but the use must call loadDac(). This enables to set DAC_A and DAC_B first with seperate values and then enable both at the same time (if needed). See example sketch.</text:p>
      <text:h text:style-name="Heading_20_2" text:outline-level="2"><text:bookmark-start text:name="__RefHeading___Toc140_513083507"/>void loadDac()<text:bookmark-end text:name="__RefHeading___Toc140_513083507"/></text:h>
      <text:p text:style-name="P8"><text:span text:style-name="T3">W</text:span>ill load the updated value to the <text:span text:style-name="T2">DAC register</text:span> <text:s/><text:span text:style-name="T3">in case optional argument ‘load’ was used in SetDac or with the LDAC pin held HIGH.</text:span></text:p>
      <text:h text:style-name="Heading_20_2" text:outline-level="2"><text:bookmark-start text:name="__RefHeading___Toc142_513083507"/>void setPower(uint8_t setting)<text:bookmark-end text:name="__RefHeading___Toc142_513083507"/></text:h>
      <text:p text:style-name="P1"><text:tab/>Power-up or power-down a DAC channel. <text:span text:style-name="T3">See Appendix A for options.</text:span></text:p>
      <text:h text:style-name="Heading_20_2" text:outline-level="2"><text:bookmark-start text:name="__RefHeading___Toc144_513083507"/><text:span text:style-name="T1">void setRange(uint8_t dac, uint8_t value) <text:s/></text:span><text:s/><text:bookmark-end text:name="__RefHeading___Toc144_513083507"/></text:h>
      <text:p text:style-name="P3"><text:span text:style-name="T3"><text:tab/>set</text:span> output range value for dac channel. </text:p>
      <text:p text:style-name="P3"><text:tab/><text:span text:style-name="T3">Values can be </text:span><text:s/>p5V, p10V, P108V, pn5V, pn10V or pn108v (see appendix A.)</text:p>
      <text:h text:style-name="Heading_20_2" text:outline-level="2"><text:bookmark-start text:name="__RefHeading___Toc146_513083507"/>void setOutput(uint8_t act)<text:bookmark-end text:name="__RefHeading___Toc146_513083507"/></text:h>
      <text:p text:style-name="P10"><text:span text:style-name="T3">Hardware load control. Is optional and only available if a pin has been set. For ‘act’ see appendix A. For more info </text:span>see remark <text:span text:style-name="T4">2</text:span> in the appendix B and <text:span text:style-name="T4">example </text:span>sketch.</text:p>
      <text:h text:style-name="P14" text:outline-level="1"><text:bookmark-start text:name="__RefHeading___Toc148_513083507"/>Appendix A. Constants to use<text:bookmark-end text:name="__RefHeading___Toc148_513083507"/></text:h>
      <text:p text:style-name="P1">/* define the type of AD57xx is connected in the sketch: DacType = */</text:p>
      <text:p text:style-name="P1">#define AD5722<text:tab/>1 <text:s text:c="6"/>// 12 bit</text:p>
      <text:p text:style-name="P1">#define AD5732<text:tab/>2 <text:s text:c="6"/>// 14 bit</text:p>
      <text:p text:style-name="P1">#define AD5752<text:tab/>3 <text:s text:c="6"/>// 16 bit</text:p>
      <text:p text:style-name="P1"/>
      <text:p text:style-name="P1">/* output range selections : use with setRange() */</text:p>
      <text:p text:style-name="P1">#define p5V<text:tab/><text:tab/>0 <text:s text:c="6"/>// +5V</text:p>
      <text:p text:style-name="P1">#define p10V<text:tab/><text:tab/>1 <text:s text:c="6"/>// +10V</text:p>
      <text:p text:style-name="P1">#define p108V<text:tab/>2 <text:s text:c="6"/>// +10.8V</text:p>
      <text:p text:style-name="P1">#define pn5V<text:tab/><text:tab/>3 <text:s text:c="6"/>// +/-5V</text:p>
      <text:p text:style-name="P1">#define pn10V<text:tab/>4 <text:s text:c="6"/>// +/-10V</text:p>
      <text:p text:style-name="P1">#define pn108V<text:tab/>5 <text:s text:c="6"/>// +/-10.8V</text:p>
      <text:p text:style-name="P1"/>
      <text:p text:style-name="P1">/* channels use where 'dac' is requested */</text:p>
      <text:p text:style-name="P1">#define DAC_A<text:tab/>0</text:p>
      <text:p text:style-name="P1">#define DAC_B<text:tab/>2</text:p>
      <text:p text:style-name="P1">#define DAC_AB<text:tab/>4</text:p>
      <text:p text:style-name="P1"/>
      <text:p text:style-name="P1">/* control register opcode : use with setControl() */</text:p>
      <text:p text:style-name="P1">#define OP_NOP<text:tab/>0 <text:s text:c="6"/>// do nothing (needed for reading)</text:p>
      <text:p text:style-name="P1">#define OP_INSTR<text:tab/>1 <text:s text:c="6"/>// combine with instruction(s) (see below)</text:p>
      <text:p text:style-name="P1">#define OP_CLEAR<text:tab/>4 <text:s text:c="6"/>// clear DAC values (as defined by CLR instruction)</text:p>
      <text:p text:style-name="P1">#define OP_LOAD<text:tab/>5 <text:s text:c="6"/>// load new DAC values</text:p>
      <text:p text:style-name="P1"/>
      <text:p text:style-name="P1">/* control register instruction : !! Opcode MUST be set OP_INSTR !!!! */</text:p>
      <text:p text:style-name="P1">#define SET_TSD_ENABLE<text:tab/>0x8 <text:s text:c="4"/>// enable terminal shutdown command</text:p>
      <text:p text:style-name="P1">#define SET_CLAMP_ENABLE<text:tab/>0x4 <text:s text:c="4"/>// enable the current-limit clamp.</text:p>
      <text:p text:style-name="P1">#define SET_CLR_SET<text:tab/><text:tab/>0x2 <text:s text:c="4"/>// define the DAC values after OP_CLEAR</text:p>
      <text:p text:style-name="P1">#define SET_SDO_DISABLE<text:tab/>0x1 <text:s text:c="4"/>// disable the SDO output</text:p>
      <text:p text:style-name="P1"/>
      <text:p text:style-name="P1">#define STOP_TSD_ENABLE<text:tab/>0x80 <text:s text:c="3"/>// disable terminal shutdown command</text:p>
      <text:p text:style-name="P1">#define STOP_CLAMP_ENABLE<text:tab/>0x40 <text:s text:c="3"/>// disable the current-limit clamp.</text:p>
      <text:p text:style-name="P1">#define STOP_CLR_SET<text:tab/><text:tab/>0x20 <text:s text:c="3"/>// define the DAC values after OP_CLEAR</text:p>
      <text:p text:style-name="P1">#define STOP_SDO_DISABLE<text:tab/>0x10 <text:s text:c="3"/>// enable the SDO output</text:p>
      <text:p text:style-name="P1"/>
      <text:p text:style-name="P1">/* power register settings : use with setPower()*/</text:p>
      <text:p text:style-name="P1">#define SET_PUA<text:tab/><text:tab/><text:tab/>0x1 <text:s text:c="4"/>// power-up DAC-A.</text:p>
      <text:p text:style-name="P1">#define SET_PUB<text:tab/><text:tab/><text:tab/>0x2 <text:s text:c="4"/>// power-up DAC-B</text:p>
      <text:p text:style-name="P1">#define STOP_PUA<text:tab/><text:tab/><text:tab/>0x4 <text:s text:c="4"/>// power-down DAC-A.</text:p>
      <text:p text:style-name="P1">#define STOP_PUB<text:tab/><text:tab/><text:tab/>0x8 <text:s text:c="4"/>// power-down DAC-B.</text:p>
      <text:p text:style-name="P1"/>
      <text:p text:style-name="P1">/* define status feedback getStatus() */</text:p>
      <text:p text:style-name="P1">#define stat_err_TO<text:tab/><text:tab/><text:tab/>0x1 <text:s text:c="4"/>// ERROR Therminal overheat shutdown</text:p>
      <text:p text:style-name="P1">#define stat_err_CA<text:tab/><text:tab/><text:tab/>0x2 <text:s text:c="4"/>// ERROR Overcurrent DAC-A</text:p>
      <text:p text:style-name="P1">#define stat_err_CB<text:tab/><text:tab/><text:tab/>0x4 <text:s text:c="4"/>// ERROR Overcurrent DAC-B</text:p>
      <text:p text:style-name="P1">#define stat_TS<text:tab/><text:tab/><text:tab/>0x8 <text:s text:c="4"/>// Therminal shutdown is enabled in control</text:p>
      <text:p text:style-name="P1">#define stat_CLR<text:tab/><text:tab/><text:tab/>0x10 <text:s text:c="3"/>// Clr is set in control register in control</text:p>
      <text:p text:style-name="P1">#define stat_CLAMP <text:s/>0x20 <text:s text:c="3"/>// clamp / Overcurrent protection is enabled in control</text:p>
      <text:p text:style-name="P1">#define stat_SDO <text:s text:c="3"/>0x40 <text:s text:c="3"/>// Serial data out is disabled <text:s/>(how did you get the output ??)</text:p>
      <text:p text:style-name="P3"/>
      <text:p text:style-name="P3">/* <text:span text:style-name="T4">use with SetOutput() */</text:span></text:p>
      <text:p text:style-name="P3">#define HOLD<text:tab/><text:tab/><text:tab/>1<text:tab/>#define RELEASE<text:tab/><text:tab/><text:tab/>2</text:p>
      <text:h text:style-name="P14" text:outline-level="1"><text:bookmark-start text:name="__RefHeading___Toc150_513083507"/>Appendix B. <text:span text:style-name="T5">Remarks</text:span><text:bookmark-end text:name="__RefHeading___Toc150_513083507"/></text:h>
      <text:p text:style-name="P6"><text:span text:style-name="T1">Remark 1: <text:s/>BIN/2sCOMP (datasheet page 21, 22, 23)</text:span></text:p>
      <text:p text:style-name="P6">If you are NOT planning to use this feature, connect pin 5 to VCC. This is only used in the case of bipolar output mode, where the DAC output range is from negative voltage (-5V, -10V or -10.8V) to a positive voltage ( +5V, +10V, +10.8V). For unipolar output ranges, coding is always straight binary. For this the negative supply is to be connected <text:s/>to pin 1 (Vss) and the positive supply to pin 24 (Vdd).</text:p>
      <text:p text:style-name="P6"/>
      <text:p text:style-name="P6">In binary mode (HIGH): The maximum DAC value sets for the most positive output. A DAC value of zero will provide the most negative output selected.A zero output voltage (switching between postive and negative output value) is achieved mid scale.</text:p>
      <text:p text:style-name="P6"/>
      <text:p text:style-name="P6">In 2scomp (LOW): The maximum DAC value with the MSB (Most Significant Bit) set to zero, will provide the maximum positive output value. A DAC value of all zero, except the MSB is set, will provide the maximum negative output. A DAC value of all zeros, will generate 0V output (switching between postive and negative output value)</text:p>
      <text:p text:style-name="P6"/>
      <text:p text:style-name="P6">Example in DAC values : AD5722 (12 bits) and pn5V</text:p>
      <text:p text:style-name="P6"><text:tab/>binary <text:s text:c="2"/>2scomp</text:p>
      <text:p text:style-name="P6">+5V<text:tab/>FFF <text:s text:c="5"/>7FF</text:p>
      <text:p text:style-name="P6"><text:s/>0v<text:tab/>800 <text:s text:c="5"/>000</text:p>
      <text:p text:style-name="P6"><text:s/>-5V<text:tab/>000 <text:s text:c="5"/>800</text:p>
      <text:p text:style-name="P6"><text:s/></text:p>
      <text:p text:style-name="P6">In order to use the 2sComp instead of the default binary on bipolar:</text:p>
      <text:p text:style-name="P6"><text:tab/>1. connect pin 5 to comp2_pin_DAC (defined below)</text:p>
      <text:p text:style-name="P6"><text:tab/>2. call begin from sketch as : <text:s/>AD57.begin(dac, range, COMP2)</text:p>
      <text:p text:style-name="P6"/>
      <text:p text:style-name="P5">Remark 2: LDAC : load control</text:p>
      <text:p text:style-name="P6">TIE this pin to VCC.</text:p>
      <text:p text:style-name="P6">This pin is the hardware control to update/load the (updated) DAC values for both DAC_A and DAC_B at the same time. In this library we are using the software variant loadDac() to do the same.</text:p>
      <text:p text:style-name="P6"/>
      <text:p text:style-name="P6">When setDac(dac, value, LOAD) is called to set the value for either DAC_A, DAC_B or both DAC_AB, an optional bool LOAD can be used. When set to 0 it will not update and in the sketch you have to call loadDAC() after setting the value(s). If LOAD is not used or set to 1, it will call</text:p>
      <text:p text:style-name="P6">loadDAC() after setting the value (default)</text:p>
      <text:p text:style-name="P6"/>
      <text:p text:style-name="P6">However IF you still want to use the hardware control, an AD57-example can be used and perform the following</text:p>
      <text:p text:style-name="P6"><text:tab/>1. Uncomment and set the ldac_pin_DAC (in section below)</text:p>
      <text:p text:style-name="P6"><text:tab/>2. Connect the LDAC pin to this pin on the Arduino</text:p>
      <text:p text:style-name="P6"><text:tab/>3. BEFORE updating the DAC settings call setOutput(HOLD)</text:p>
      <text:p text:style-name="P6"><text:tab/>4. update DAC_A and DAC_B with LOAD = 0;</text:p>
      <text:p text:style-name="P6"><text:tab/>5. after updating call setOutput(RELEASE) or loadDac()</text:p>
      <text:p text:style-name="P6"/>
      <text:p text:style-name="P5">Remark 3 : REFIN</text:p>
      <text:p text:style-name="P6">The simplest way to explain is that this voltage is devided by the maximum value of the ADC bits. Say REFIN = 2,5V / 10^16 = X. If a value (Y) is written in the DAC channel, the DAC-channel amplier now receives a voltage value of X * Y = Z. That Z-value is the offset between the lowest voltage value (AVss either negative or GND) and the highest value (AVdd). It is important to have this reference voltage as stabile as possible, and you'll find that schematics use a voltage regulator. For testing however make a voltage divider. <text:s/>If Vcc is 5V, take 2 resistors of 1K each to make it 2.5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9007" officeooo:paragraph-rsid="001f9007"/>
    </style:style>
    <style:page-layout style:name="Mpm1">
      <style:page-layout-properties fo:page-width="8.2701in" fo:page-height="11.6902in" style:num-format="1" style:print-orientation="portrait" fo:margin-top="0.3799in" fo:margin-bottom="0.379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AD57xx library overview<text:tab/>page <text:page-number text:select-page="current">5</text:page-number> of <text:page-count>5</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5:37:50.868087568</meta:creation-date>
    <dc:date>2018-02-11T16:24:04.214345035</dc:date>
    <meta:editing-duration>PT18M19S</meta:editing-duration>
    <meta:editing-cycles>5</meta:editing-cycles>
    <meta:generator>LibreOffice/5.1.6.2$Linux_X86_64 LibreOffice_project/10m0$Build-2</meta:generator>
    <meta:document-statistic meta:table-count="0" meta:image-count="0" meta:object-count="0" meta:page-count="5" meta:paragraph-count="151" meta:word-count="1509" meta:character-count="8952" meta:non-whitespace-character-count="7332"/>
  </office:meta>
</office:document-meta>
</file>